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3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dR/dt, ом/c e-6</text:p>
          </table:table-cell>
          <table:table-cell office:value-type="string" calcext:value-type="string">
            <text:p>error, <text:s/>ом/c e-6</text:p>
          </table:table-cell>
          <table:table-cell office:value-type="string" calcext:value-type="string">
            <text:p>масса, г</text:p>
          </table:table-cell>
          <table:table-cell office:value-type="string" calcext:value-type="string">
            <text:p>уд. тепл., Дж/K/кг</text:p>
          </table:table-cell>
          <table:table-cell office:value-type="string" calcext:value-type="string">
            <text:p>погр., Дж/К/кг</text:p>
          </table:table-cell>
          <table:table-cell office:value-type="string" calcext:value-type="string">
            <text:p>табличные данные</text:p>
          </table:table-cell>
        </table:table-row>
        <table:table-row table:style-name="ro1">
          <table:table-cell office:value-type="string" calcext:value-type="string">
            <text:p>Алюминий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294.2" calcext:value-type="float">
            <text:p>294.2</text:p>
          </table:table-cell>
          <table:table-cell table:style-name="ce1" table:formula="of:=0.29*17.3*2*18.31*0.00428*(1/[.B2]-1/[.B$5])/(1+0.00428*23)*1000000000/[.D2]" office:value-type="float" office:value="938.979725632942" calcext:value-type="float">
            <text:p>939</text:p>
          </table:table-cell>
          <table:table-cell table:style-name="ce1" table:formula="of:=(([.C2]/[.B2]^2-[.C$5]/[.B$5]^2)/(1/[.B2]-1/[.B$5])+1/29)*[.E2]" office:value-type="float" office:value="39.7255184632154" calcext:value-type="float">
            <text:p>4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Железо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815.1" calcext:value-type="float">
            <text:p>815.1</text:p>
          </table:table-cell>
          <table:table-cell table:style-name="ce1" table:formula="of:=0.29*17.3*2*18.31*0.00428*(1/[.B3]-1/[.B$5])/(1+0.00428*23)*1000000000/[.D3]" office:value-type="float" office:value="495.273128222411" calcext:value-type="float">
            <text:p>495</text:p>
          </table:table-cell>
          <table:table-cell table:style-name="ce1" table:formula="of:=(([.C3]/[.B3]^2-[.C$5]/[.B$5]^2)/(1/[.B3]-1/[.B$5])+1/29)*[.E3]" office:value-type="float" office:value="18.75393583931" calcext:value-type="float">
            <text:p>19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Латунь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875.5" calcext:value-type="float">
            <text:p>875.5</text:p>
          </table:table-cell>
          <table:table-cell table:style-name="ce1" table:formula="of:=0.29*17.3*2*18.31*0.00428*(1/[.B4]-1/[.B$5])/(1+0.00428*23)*1000000000/[.D4]" office:value-type="float" office:value="418.859951939603" calcext:value-type="float">
            <text:p>419</text:p>
          </table:table-cell>
          <table:table-cell table:style-name="ce1" table:formula="of:=(([.C4]/[.B4]^2-[.C$5]/[.B$5]^2)/(1/[.B4]-1/[.B$5])+1/29)*[.E4]" office:value-type="float" office:value="15.7247223815976" calcext:value-type="float">
            <text:p>1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Калориметр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метод Алябьево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люминий</text:p>
          </table:table-cell>
          <table:table-cell office:value-type="float" office:value="830" calcext:value-type="float">
            <text:p>830</text:p>
          </table:table-cell>
          <table:table-cell office:value-type="float" office:value="80" calcext:value-type="float">
            <text:p>80</text:p>
          </table:table-cell>
          <table:table-cell office:value-type="float" office:value="294.2" calcext:value-type="float">
            <text:p>294.2</text:p>
          </table:table-cell>
          <table:table-cell table:style-name="ce1" table:formula="of:=0.29*17.3*2*18.31*0.00428*(1/[.B10]-1/[.B$13])/(1+0.00428*23)*1000000000/[.D10]" office:value-type="float" office:value="678.617981324874" calcext:value-type="float">
            <text:p>679</text:p>
          </table:table-cell>
          <table:table-cell table:style-name="ce1" table:formula="of:=(([.C10]/[.B10]^2-[.C$5]/[.B$13]^2)/(1/[.B10]-1/[.B$13])+1/29)*[.E10]" office:value-type="float" office:value="299.708970297281" calcext:value-type="float">
            <text:p>30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Железо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15.1" calcext:value-type="float">
            <text:p>815.1</text:p>
          </table:table-cell>
          <table:table-cell table:style-name="ce1" table:formula="of:=0.29*17.3*2*18.31*0.00428*(1/[.B11]-1/[.B$13])/(1+0.00428*23)*1000000000/[.D11]" office:value-type="float" office:value="284.618592249925" calcext:value-type="float">
            <text:p>285</text:p>
          </table:table-cell>
          <table:table-cell table:style-name="ce1" table:formula="of:=(([.C11]/[.B11]^2-[.C$5]/[.B$13]^2)/(1/[.B11]-1/[.B$13])+1/29)*[.E11]" office:value-type="float" office:value="144.782377762602" calcext:value-type="float">
            <text:p>1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Латунь</text:p>
          </table:table-cell>
          <table:table-cell office:value-type="float" office:value="790" calcext:value-type="float">
            <text:p>790</text:p>
          </table:table-cell>
          <table:table-cell office:value-type="float" office:value="90" calcext:value-type="float">
            <text:p>90</text:p>
          </table:table-cell>
          <table:table-cell office:value-type="float" office:value="875.5" calcext:value-type="float">
            <text:p>875.5</text:p>
          </table:table-cell>
          <table:table-cell table:style-name="ce1" table:formula="of:=0.29*17.3*2*18.31*0.00428*(1/[.B12]-1/[.B$13])/(1+0.00428*23)*1000000000/[.D12]" office:value-type="float" office:value="277.920684816406" calcext:value-type="float">
            <text:p>278</text:p>
          </table:table-cell>
          <table:table-cell table:style-name="ce1" table:formula="of:=(([.C12]/[.B12]^2-[.C$5]/[.B$13]^2)/(1/[.B12]-1/[.B$13])+1/29)*[.E12]" office:value-type="float" office:value="125.393529406368" calcext:value-type="float">
            <text:p>12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Калориметр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Аппроксимация экспоненто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люминий</text:p>
          </table:table-cell>
          <table:table-cell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float" office:value="294.2" calcext:value-type="float">
            <text:p>294.2</text:p>
          </table:table-cell>
          <table:table-cell table:style-name="ce1" table:formula="of:=0.29*17.3*2*18.31*0.00428*(1/[.B17]-1/[.B$20])/(1+0.00428*23)*1000000000/[.D17]" office:value-type="float" office:value="878.558789273272" calcext:value-type="float">
            <text:p>879</text:p>
          </table:table-cell>
          <table:table-cell table:style-name="ce1" table:formula="of:=(([.C17]/[.B17]^2-[.C$5]/[.B$20]^2)/(1/[.B17]-1/[.B$20])+1/29)*[.E17]" office:value-type="float" office:value="107.145519511106" calcext:value-type="float">
            <text:p>1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Железо</text:p>
          </table:table-cell>
          <table:table-cell office:value-type="float" office:value="715" calcext:value-type="float">
            <text:p>715</text:p>
          </table:table-cell>
          <table:table-cell office:value-type="float" office:value="19" calcext:value-type="float">
            <text:p>19</text:p>
          </table:table-cell>
          <table:table-cell office:value-type="float" office:value="815.1" calcext:value-type="float">
            <text:p>815.1</text:p>
          </table:table-cell>
          <table:table-cell table:style-name="ce1" table:formula="of:=0.29*17.3*2*18.31*0.00428*(1/[.B18]-1/[.B$20])/(1+0.00428*23)*1000000000/[.D18]" office:value-type="float" office:value="506.077566823274" calcext:value-type="float">
            <text:p>506</text:p>
          </table:table-cell>
          <table:table-cell table:style-name="ce1" table:formula="of:=(([.C18]/[.B18]^2-[.C$5]/[.B$20]^2)/(1/[.B18]-1/[.B$20])+1/29)*[.E18]" office:value-type="float" office:value="48.3098700939247" calcext:value-type="float">
            <text:p>4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Латунь</text:p>
          </table:table-cell>
          <table:table-cell office:value-type="float" office:value="765" calcext:value-type="float">
            <text:p>765</text:p>
          </table:table-cell>
          <table:table-cell office:value-type="float" office:value="23" calcext:value-type="float">
            <text:p>23</text:p>
          </table:table-cell>
          <table:table-cell office:value-type="float" office:value="875.5" calcext:value-type="float">
            <text:p>875.5</text:p>
          </table:table-cell>
          <table:table-cell table:style-name="ce1" table:formula="of:=0.29*17.3*2*18.31*0.00428*(1/[.B19]-1/[.B$20])/(1+0.00428*23)*1000000000/[.D19]" office:value-type="float" office:value="396.419721335155" calcext:value-type="float">
            <text:p>396</text:p>
          </table:table-cell>
          <table:table-cell table:style-name="ce1" table:formula="of:=(([.C19]/[.B19]^2-[.C$5]/[.B$20]^2)/(1/[.B19]-1/[.B$20])+1/29)*[.E19]" office:value-type="float" office:value="44.1457446992448" calcext:value-type="float">
            <text:p>4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Калориметр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0:44:29.8490655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0:41:18.318393978</meta:creation-date>
    <meta:generator>LibreOffice/6.4.7.2$Linux_X86_64 LibreOffice_project/40$Build-2</meta:generator>
    <dc:date>2022-03-03T11:23:09.316694401</dc:date>
    <meta:editing-duration>PT58M38S</meta:editing-duration>
    <meta:editing-cycles>3</meta:editing-cycles>
    <meta:document-statistic meta:table-count="1" meta:cell-count="81" meta:object-count="0"/>
  </office:meta>
</office:document-meta>
</file>